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A000001AAF33AF08F5707FFBF.png" manifest:media-type="image/png"/>
  <manifest:file-entry manifest:full-path="Pictures/10009B470000520800002C0CCBDA2DBC84D7AF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66" draw:textarea-horizontal-align="justify" draw:textarea-vertical-align="middle" draw:auto-grow-height="false" fo:min-height="11.05cm" fo:min-width="20.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0066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1cm" svg:height="11.3cm" svg:x="4.35cm" svg:y="4.8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0.999cm" svg:height="11.275cm" svg:x="4.351cm" svg:y="4.873cm">
            <draw:image xlink:href="Pictures/10009B470000520800002C0CCBDA2DBC84D7AF4D.svg" xlink:type="simple" xlink:show="embed" xlink:actuate="onLoad">
              <text:p/>
            </draw:image>
            <draw:image xlink:href="Pictures/100002010000031A000001AAF33AF08F5707FFBF.png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 draw:fill-color="#000066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2:48:59.976718580</meta:creation-date>
    <meta:print-date>2017-10-20T22:55:43.609669918</meta:print-date>
    <dc:date>2017-10-20T22:57:26.922397782</dc:date>
    <meta:editing-duration>PT8M27S</meta:editing-duration>
    <meta:editing-cycles>1</meta:editing-cycles>
    <meta:document-statistic meta:object-count="3"/>
    <meta:generator>LibreOffice/5.1.6.2$Linux_X86_64 LibreOffice_project/10m0$Build-2</meta:generator>
  </office:meta>
</office:document-meta>
</file>